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style:text-underline-style="none" officeooo:rsid="001faa98" officeooo:paragraph-rsid="001faa98"/>
    </style:style>
    <style:style style:name="P2" style:family="paragraph" style:parent-style-name="Standard">
      <style:paragraph-properties fo:text-align="start" style:justify-single-word="false"/>
      <style:text-properties fo:language="en" fo:country="US" style:text-underline-style="none" officeooo:rsid="00216665" officeooo:paragraph-rsid="00216665"/>
    </style:style>
    <style:style style:name="P3" style:family="paragraph" style:parent-style-name="Standard">
      <style:paragraph-properties fo:text-align="start" style:justify-single-word="false"/>
      <style:text-properties fo:language="en" fo:country="US" style:text-underline-style="none" officeooo:rsid="00244326" officeooo:paragraph-rsid="00244326"/>
    </style:style>
    <style:style style:name="P4" style:family="paragraph" style:parent-style-name="Standard">
      <style:paragraph-properties fo:text-align="start" style:justify-single-word="false"/>
      <style:text-properties fo:language="en" fo:country="US" style:text-underline-style="none" officeooo:rsid="0024a26e" officeooo:paragraph-rsid="0024a26e"/>
    </style:style>
    <style:style style:name="P5" style:family="paragraph" style:parent-style-name="Standard">
      <style:paragraph-properties fo:text-align="center" style:justify-single-word="false"/>
      <style:text-properties fo:language="en" fo:country="US" style:text-underline-style="none" officeooo:rsid="0026c1e9" officeooo:paragraph-rsid="0026c1e9"/>
    </style:style>
    <style:style style:name="P6" style:family="paragraph" style:parent-style-name="Standard">
      <style:paragraph-properties fo:text-align="start" style:justify-single-word="false"/>
      <style:text-properties fo:language="en" fo:country="US" style:text-underline-style="none" officeooo:rsid="0026c1e9" officeooo:paragraph-rsid="0026c1e9"/>
    </style:style>
    <style:style style:name="P7" style:family="paragraph" style:parent-style-name="Standard">
      <style:paragraph-properties fo:text-align="start" style:justify-single-word="false"/>
      <style:text-properties fo:language="en" fo:country="US" style:text-underline-style="none" officeooo:rsid="00282fd8" officeooo:paragraph-rsid="00282fd8"/>
    </style:style>
    <style:style style:name="P8" style:family="paragraph" style:parent-style-name="Standard">
      <style:paragraph-properties fo:text-align="start" style:justify-single-word="false"/>
      <style:text-properties fo:language="ru" fo:country="RU" style:text-underline-style="none" officeooo:rsid="001faa98" officeooo:paragraph-rsid="001faa98"/>
    </style:style>
    <style:style style:name="P9" style:family="paragraph" style:parent-style-name="Standard">
      <style:paragraph-properties fo:text-align="start" style:justify-single-word="false"/>
      <style:text-properties fo:language="ru" fo:country="RU" style:text-underline-style="none" officeooo:rsid="00216665" officeooo:paragraph-rsid="00216665"/>
    </style:style>
    <style:style style:name="P10" style:family="paragraph" style:parent-style-name="Standard">
      <style:paragraph-properties fo:text-align="start" style:justify-single-word="false"/>
      <style:text-properties fo:language="ru" fo:country="RU" style:text-underline-style="none" officeooo:rsid="00232d83" officeooo:paragraph-rsid="00232d83"/>
    </style:style>
    <style:style style:name="P11" style:family="paragraph" style:parent-style-name="Standard">
      <style:paragraph-properties fo:text-align="center" style:justify-single-word="false"/>
      <style:text-properties fo:language="ru" fo:country="RU" style:text-underline-style="none" officeooo:rsid="00232d83" officeooo:paragraph-rsid="00232d83"/>
    </style:style>
    <style:style style:name="P12" style:family="paragraph" style:parent-style-name="Standard">
      <style:paragraph-properties fo:text-align="start" style:justify-single-word="false"/>
      <style:text-properties fo:language="ru" fo:country="RU" style:text-underline-style="none" officeooo:rsid="00244326" officeooo:paragraph-rsid="00244326"/>
    </style:style>
    <style:style style:name="P13" style:family="paragraph" style:parent-style-name="Standard">
      <style:paragraph-properties fo:text-align="start" style:justify-single-word="false"/>
      <style:text-properties fo:language="ru" fo:country="RU" style:text-underline-style="none" officeooo:rsid="0026c1e9" officeooo:paragraph-rsid="0026c1e9"/>
    </style:style>
    <style:style style:name="P14" style:family="paragraph" style:parent-style-name="Standard">
      <style:paragraph-properties fo:text-align="start" style:justify-single-word="false"/>
      <style:text-properties fo:language="ru" fo:country="RU" style:text-underline-style="none" officeooo:rsid="00282fd8" officeooo:paragraph-rsid="00282fd8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6c1e9"/>
    </style:style>
    <style:style style:name="T4" style:family="text">
      <style:text-properties officeooo:rsid="002443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Указатели на объект содержит адрес области памяти в которой хранятся данные определённого типа.</text:p>
      <text:p text:style-name="P8"/>
      <text:p text:style-name="P8">Простейшее объявление указателя на объект имеет вид: <text:span text:style-name="T1">type *name;</text:span></text:p>
      <text:p text:style-name="P1"/>
      <text:p text:style-name="P8">Где тип может быть любым кроме ссылки или видового поля. Причём тип может быть к этому моменту только объявлен, но не определён.</text:p>
      <text:p text:style-name="P8"/>
      <text:p text:style-name="P8">Звёздочка относится непосредственно к имени, поэтому, для того, чтобы определить несколько указателей требуется ставить её перед именем <text:s/>каждого объекта.</text:p>
      <text:p text:style-name="P8"/>
      <text:p text:style-name="P8">Пример:</text:p>
      <text:p text:style-name="P1">int *i;</text:p>
      <text:p text:style-name="P1">int *a, b, *c;</text:p>
      <text:p text:style-name="P1">void *h;</text:p>
      <text:p text:style-name="P1">double *f, *ff;</text:p>
      <text:p text:style-name="P1"/>
      <text:p text:style-name="P8">Существует возможность определить указатель на указатель.</text:p>
      <text:p text:style-name="P1">Int** a;</text:p>
      <text:p text:style-name="P1"/>
      <text:p text:style-name="P8">Указатель на функцию содержит адрес в сегменте кода по которому располагается исполняемый код функции, то есть адрес по которому передаётся управление при вызове функции. </text:p>
      <text:p text:style-name="P8">Указатель на функцию используется для косвенного вызова функции(т.е. Не через её имя, а через обращение к переменной, хранящей её адрес).</text:p>
      <text:p text:style-name="P8"/>
      <text:p text:style-name="P1">Examples:</text:p>
      <text:p text:style-name="P1">type (*name) (args);</text:p>
      <text:p text:style-name="P1">int (*fun)(double, double);</text:p>
      <text:p text:style-name="P1"/>
      <text:p text:style-name="P8">Указатель на <text:span text:style-name="T1">void </text:span>в тех случаях, когда конкретный тип объекта адрес которого требуется хранить не определён(например, если в одной и той же переменной в разные моменты времени требуется хранить адреса объекта различных типов).</text:p>
      <text:p text:style-name="P8"/>
      <text:p text:style-name="P8">Указателю на <text:span text:style-name="T1">void </text:span>можно присвоить значение указателя любого типа, а также, сравнивать с любыми указателями, но перед выполнением какого-либо действия с областью памяти на которую он ссылается требуется преобразовать его к конкретному типу явным образом.</text:p>
      <text:p text:style-name="P8"/>
      <text:p text:style-name="P9">Указатель может быть константой или переменной, а также указывать на константу или переменную.</text:p>
      <text:p text:style-name="P9"/>
      <text:p text:style-name="P9">Примеры:</text:p>
      <text:p text:style-name="P2">int I;</text:p>
      <text:p text:style-name="P2">const int ci=1;</text:p>
      <text:p text:style-name="P2">int *pi;</text:p>
      <text:p text:style-name="P2">const int *pci;</text:p>
      <text:p text:style-name="P2"/>
      <text:p text:style-name="P2">int *pi = &amp;i;</text:p>
      <text:p text:style-name="P2">const int *pci = &amp;ci;</text:p>
      <text:p text:style-name="P2"/>
      <text:p text:style-name="P2">int *const cpi =&amp;i;</text:p>
      <text:p text:style-name="P2">const int *const cpi =&amp;i;</text:p>
      <text:p text:style-name="P11"><text:soft-page-break/>Инициализация указателей</text:p>
      <text:p text:style-name="P10"/>
      <text:p text:style-name="P10">при определении указателя надо стремится выполнить его инициализацию, так как, непреднамеренное использование не инициализированных указателей одна из самых распространённых ошибок.</text:p>
      <text:p text:style-name="P10"><text:line-break/>Инициализатор описывается после имени указателя, либо в круглых скобках, либо после зна<text:span text:style-name="T4">ка</text:span> равенства.</text:p>
      <text:p text:style-name="P10"/>
      <text:p text:style-name="P12">Существую следующие способы инициализации указателя:</text:p>
      <text:p text:style-name="P12"/>
      <text:p text:style-name="P3">1) int a = 5;</text:p>
      <text:p text:style-name="P3"><text:s text:c="5"/>int *p = &amp;a;</text:p>
      <text:p text:style-name="P3"><text:s text:c="5"/>// OR</text:p>
      <text:p text:style-name="P3"><text:s text:c="5"/>int *p(&amp;a);</text:p>
      <text:p text:style-name="P3"/>
      <text:p text:style-name="P4">2) int *n = NULL;</text:p>
      <text:p text:style-name="P4">3) char *cp=(char*) 0x B800 0000; // <text:span text:style-name="T3">В явном виде.</text:span></text:p>
      <text:p text:style-name="P4"><text:span text:style-name="T3"/></text:p>
      <text:p text:style-name="P5"><text:span text:style-name="T2">Динамические перменные.</text:span></text:p>
      <text:p text:style-name="P6"/>
      <text:p text:style-name="P13">Все переменные объявленные в программе размещаются одной непрерывной областью памяти, которую называют сегментом данных. Обычно она занимает 64 килобайта.</text:p>
      <text:p text:style-name="P13"/>
      <text:p text:style-name="P13">Такие переменные не меняют своего размера в ходе выполнения программы и называются статическими. Однако размера сегментов данных может быть не достаточно для размещения больших объёмов информации выходом из этой ситуации является использование динамической памяти.</text:p>
      <text:p text:style-name="P13"/>
      <text:p text:style-name="P13">Динамическая память — это память выделяемая программе для её работы за вычетом сегмента данных и стека, в котором хранятся локальные переменные подпрограмм и собственные тела подпрограммы. Для работы с динамической памяти используют указатели. С их помощью осуществляется доступ к участкам динамической памяти, которые называются динамическими переменными.</text:p>
      <text:p text:style-name="P13"/>
      <text:p text:style-name="P13">Динамические переменные создаются с помощью специальных операций и существуют они, либо до конца программы, либо до тех пор пока не будут уничтожены специальными операциями.</text:p>
      <text:p text:style-name="P13"/>
      <text:p text:style-name="P13">Для создания динамической переменной используется операция <text:span text:style-name="T1">new, </text:span>которая позваляет и сделать доступную участок динамической памяти, который соответствуют заданному типу данных. Если задан инициализатор, то ….</text:p>
      <text:p text:style-name="P13"/>
      <text:p text:style-name="P13">Общий вид операций <text:span text:style-name="T1">new </text:span>след.</text:p>
      <text:p text:style-name="P13"/>
      <text:p text:style-name="P6">Ptr = new type[initializator]</text:p>
      <text:p text:style-name="P6">int *x= new int(5);</text:p>
      <text:p text:style-name="P6">delete x; // <text:span text:style-name="T2">Удаление</text:span></text:p>
      <text:p text:style-name="P6"/>
      <text:p text:style-name="P13">Для удаления динамической переменной используется <text:span text:style-name="T1">delete.</text:span></text:p>
      <text:p text:style-name="P6">delete Ptr;</text:p>
      <text:p text:style-name="P13">Где указатель содержит адрес участка памяти ранее выделенный с помощью операции <text:span text:style-name="T1">new. <text:s/></text:span></text:p>
      <text:p text:style-name="P13"><text:soft-page-break/>Короче <text:span text:style-name="T1">new </text:span>аналог <text:span text:style-name="T1">Box&lt;x&gt;: ?Sized </text:span>в <text:span text:style-name="T1">Rust.</text:span></text:p>
      <text:p text:style-name="P13"/>
      <text:p text:style-name="P13">Операции с указателями</text:p>
      <text:p text:style-name="P13">1) Разыменование <text:span text:style-name="T1">*</text:span></text:p>
      <text:p text:style-name="P6">2) <text:span text:style-name="T2">Присваивание;</text:span></text:p>
      <text:p text:style-name="P13">3) арифм. Операции;</text:p>
      <text:p text:style-name="P6"><text:span text:style-name="T2">4</text:span>) <text:span text:style-name="T2">Сравнение;</text:span></text:p>
      <text:p text:style-name="P13">5) Приведение типов;</text:p>
      <text:p text:style-name="P13"/>
      <text:p text:style-name="P7">char *pc;</text:p>
      <text:p text:style-name="P7">int *pi;</text:p>
      <text:p text:style-name="P7">float *pf;</text:p>
      <text:p text:style-name="P7">….</text:p>
      <text:p text:style-name="P7">pc++ // <text:span text:style-name="T2">Увеличилось на 1</text:span></text:p>
      <text:p text:style-name="P7">pi++; // <text:span text:style-name="T2">Увеличилось на 4</text:span></text:p>
      <text:p text:style-name="P7">pf++; // <text:span text:style-name="T2">Увеличилось на 4;</text:span></text:p>
      <text:p text:style-name="P7"/>
      <text:p text:style-name="P14">Разность <text:s/>двух указателей( Разность их значения / <text:span text:style-name="T1">sizeof(type)</text:span>)</text:p>
      <text:p text:style-name="P14"/>
      <text:p text:style-name="P14">Обычно разность применяется для указателей, ссылающихся на элементы одного и того же массива для того чтобы определить на каком растоянии друг от друга находятся элементы.</text:p>
      <text:p text:style-name="P14"/>
      <text:p text:style-name="P14">Суммирования двух указателей не допускается. Но можно суммировать указатель и константу. При записи выражений с указателями обязательно обращать внимание на приоритет операций.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6T08:00:32.098000000</meta:creation-date>
    <dc:date>2022-10-26T09:29:34.598000000</dc:date>
    <meta:editing-duration>PT1H27M52S</meta:editing-duration>
    <meta:editing-cycles>12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68" meta:word-count="598" meta:character-count="4196" meta:non-whitespace-character-count="3642"/>
  </office:meta>
</office:document-meta>
</file>